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mbria" svg:font-family="Cambria" style:font-family-generic="roman" style:font-pitch="variable"/>
    <style:font-face style:name="Cambria Math" svg:font-family="'Cambria Math'"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 svg:font-family="Calibri" style:font-family-generic="system" style:font-pitch="variable"/>
    <style:font-face style:name="Cambria1" svg:font-family="Cambria" style:font-family-generic="system" style:font-pitch="variable"/>
    <style:font-face style:name="Cambria Math1" svg:font-family="'Cambria Math'" style:font-family-generic="system" style:font-pitch="variable"/>
    <style:font-face style:name="Courier New"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list-style-name="WWNum5">
      <style:text-properties officeooo:paragraph-rsid="001237eb"/>
    </style:style>
    <style:style style:name="P2" style:family="paragraph" style:parent-style-name="Heading_20_2" style:list-style-name="WWNum5">
      <style:text-properties officeooo:paragraph-rsid="001237eb"/>
    </style:style>
    <style:style style:name="P3" style:family="paragraph" style:parent-style-name="Heading_20_3" style:list-style-name="WWNum5">
      <style:text-properties officeooo:paragraph-rsid="001237eb"/>
    </style:style>
    <style:style style:name="P4" style:family="paragraph" style:parent-style-name="Standard">
      <style:text-properties style:font-name="Times New Roman" fo:font-size="10pt" officeooo:paragraph-rsid="001237eb" style:font-name-asian="Times New Roman1" style:font-size-asian="10pt" style:font-name-complex="Times New Roman1" style:font-size-complex="10pt"/>
    </style:style>
    <style:style style:name="P5" style:family="paragraph" style:parent-style-name="Standard">
      <style:text-properties officeooo:paragraph-rsid="001237eb"/>
    </style:style>
    <style:style style:name="P6" style:family="paragraph" style:parent-style-name="Standard">
      <style:paragraph-properties fo:text-align="center" style:justify-single-word="false"/>
      <style:text-properties officeooo:rsid="00172654" officeooo:paragraph-rsid="00172654"/>
    </style:style>
    <style:style style:name="P7" style:family="paragraph" style:parent-style-name="Standard">
      <style:text-properties officeooo:rsid="002613af" officeooo:paragraph-rsid="002613af"/>
    </style:style>
    <style:style style:name="P8" style:family="paragraph" style:parent-style-name="Standard">
      <style:text-properties officeooo:paragraph-rsid="00308370"/>
    </style:style>
    <style:style style:name="P9" style:family="paragraph" style:parent-style-name="Standard">
      <style:text-properties officeooo:rsid="0030b5f9" officeooo:paragraph-rsid="0030b5f9"/>
    </style:style>
    <style:style style:name="P10" style:family="paragraph" style:parent-style-name="Standard">
      <style:paragraph-properties fo:margin-top="0.0043in" fo:margin-bottom="0in" loext:contextual-spacing="false"/>
      <style:text-properties style:font-name="Times New Roman" fo:font-size="13pt" officeooo:paragraph-rsid="001237eb" style:font-name-asian="Times New Roman1" style:font-size-asian="13pt" style:font-name-complex="Times New Roman1" style:font-size-complex="13pt"/>
    </style:style>
    <style:style style:name="P11" style:family="paragraph" style:parent-style-name="Standard" style:master-page-name="Standard">
      <style:paragraph-properties style:page-number="1"/>
      <style:text-properties style:font-name="Times New Roman" fo:font-size="10pt" officeooo:rsid="0005799f" officeooo:paragraph-rsid="001237eb" style:font-name-asian="Times New Roman1" style:font-size-asian="10pt" style:font-name-complex="Times New Roman1" style:font-size-complex="10pt"/>
    </style:style>
    <style:style style:name="P12" style:family="paragraph" style:parent-style-name="Subtitle">
      <style:text-properties officeooo:paragraph-rsid="001237eb"/>
    </style:style>
    <style:style style:name="P13" style:family="paragraph" style:parent-style-name="Title">
      <style:paragraph-properties fo:text-align="center" style:justify-single-word="false"/>
      <style:text-properties officeooo:paragraph-rsid="001237eb"/>
    </style:style>
    <style:style style:name="T1" style:family="text">
      <style:text-properties style:text-scale="105%"/>
    </style:style>
    <style:style style:name="T2" style:family="text">
      <style:text-properties fo:language="en" fo:country="US"/>
    </style:style>
    <style:style style:name="T3" style:family="text">
      <style:text-properties fo:font-weight="bold" style:font-weight-asian="bold"/>
    </style:style>
    <style:style style:name="T4" style:family="text">
      <style:text-properties style:font-name="Cambria" fo:font-size="28pt" fo:letter-spacing="-0.0071in" officeooo:rsid="0018ae2d" style:letter-kerning="true" style:font-name-asian="F" style:font-size-asian="28pt" style:font-name-complex="F" style:font-size-complex="28pt" style:text-scale="105%"/>
    </style:style>
    <style:style style:name="T5" style:family="text">
      <style:text-properties fo:letter-spacing="0.0154in"/>
    </style:style>
    <style:style style:name="T6" style:family="text">
      <style:text-properties fo:color="#ff0000"/>
    </style:style>
    <style:style style:name="T7" style:family="text">
      <style:text-properties fo:color="#ff0000" officeooo:rsid="00255dcf"/>
    </style:style>
    <style:style style:name="T8" style:family="text">
      <style:text-properties fo:color="#ff0000" officeooo:rsid="00308370"/>
    </style:style>
    <style:style style:name="T9" style:family="text">
      <style:text-properties officeooo:rsid="00247927"/>
    </style:style>
    <style:style style:name="T10" style:family="text">
      <style:text-properties officeooo:rsid="002613af"/>
    </style:style>
    <style:style style:name="T11" style:family="text">
      <style:text-properties officeooo:rsid="002bf40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p>
      <text:p text:style-name="P4"/>
      <text:p text:style-name="P13"><text:span text:style-name="T4">Assignment 1</text:span><text:span text:style-name="T1"> (40%)</text:span></text:p>
      <text:p text:style-name="P12"><text:span text:style-name="T2">Simulation for Business Decision Making</text:span></text:p>
      <text:p text:style-name="P6">Alexander J Ohrt</text:p>
      <text:p text:style-name="P6">UPC</text:p>
      <text:p text:style-name="P6">alexander.johansen.ohrt@estudiantat.upc.edu</text:p>
      <text:p text:style-name="P10"/>
      <text:list xml:id="list317705370" text:style-name="WWNum5">
        <text:list-item>
          <text:h text:style-name="P1" text:outline-level="1">Abstract.</text:h>
        </text:list-item>
      </text:list>
      <text:p text:style-name="P5">A brief and concise description of what is going to be analyzed, the problem and the solution proposed.</text:p>
      <text:p text:style-name="P5"/>
      <text:p text:style-name="P5"/>
      <text:list xml:id="list160003476628788" text:continue-numbering="true" text:style-name="WWNum5">
        <text:list-item>
          <text:h text:style-name="P1" text:outline-level="1">System description, introduction.</text:h>
        </text:list-item>
      </text:list>
      <text:p text:style-name="P5"/>
      <text:p text:style-name="P5">This section <text:span text:style-name="T3">only contains the description of the system to be modeled</text:span> (not the problem, not the data), other elements must be described on the subsequent sections of the document.</text:p>
      <text:p text:style-name="P5"/>
      <text:list xml:id="list160003397721989" text:continue-numbering="true" text:style-name="WWNum5">
        <text:list-item>
          <text:list>
            <text:list-item>
              <text:h text:style-name="P2" text:outline-level="2">The supermarket (Industrial system)</text:h>
            </text:list-item>
          </text:list>
        </text:list-item>
      </text:list>
      <text:p text:style-name="P5">The supermarket is divided in two different parts: the supermarket and the cashier’s area. It is big enough so that there are no problems of delay in the time spent choosing groceries due to the number of people in the supermarket. Therefore, the time needed by the client to choose what he wants to buy only depends on how much items he wants. Of course the more items they choose to buy the more time they will need. Once this action is done the client pays for his groceries.</text:p>
      <text:p text:style-name="P5">There are 3 cashiers and one automatic payment station working during the opening hours of the supermarket. There is one single queue for the three cashiers and the station. Each time a cashier (or the automatic station) is available the first client in the line is asked to go to this cashier. The client can decide to avoid to use the automatic cashier station, in that case the first other client waiting in the queue, that agrees to use it, can go for it.</text:p>
      <text:p text:style-name="P5">The resulting waiting line does not have any limit. Nevertheless, the shorter it is, the better it is for the client and so for the supermarket. </text:p>
      <text:p text:style-name="P5">We want to analyze how many clients by day can be served in this supermarket when three cashiers are working beside the automatic payment station and how long the clients will wait to buy their groceries. The time the clients spend choosing their groceries is not of importance here.</text:p>
      <text:list xml:id="list160003679433220" text:continue-numbering="true" text:style-name="WWNum5">
        <text:list-item>
          <text:list>
            <text:list-item>
              <text:list>
                <text:list-item>
                  <text:h text:style-name="P3" text:outline-level="3"><text:bookmark text:name="Problems"/><text:bookmark text:name="Constraints"/>Data</text:h>
                </text:list-item>
              </text:list>
            </text:list-item>
          </text:list>
        </text:list-item>
      </text:list>
      <text:p text:style-name="P5">The supermarket is open for 10 hours in a given day, from Monday to Saturday.</text:p>
      <text:p text:style-name="P5">Clients arrive in the supermarket following a uniform distribution of 1 to 3 minutes at any period.</text:p>
      <text:p text:style-name="P5">The process of choosing the items requires between 4 and 10 minutes for each client independently of the number of clients already being in the same process.</text:p>
      <text:p text:style-name="P5">When paying at a cashier the client needs between 3 to 7 minutes to pay (uniform distribution).</text:p>
      <text:p text:style-name="P5">When paying at the automatic station the client needs 6 minutes on mean to pay (exponential distribution). </text:p>
      <text:p text:style-name="P5">Once the payment is done the client leaves the supermarket following a uniform distribution from 0.5 to 2 minutes.</text:p>
      <text:p text:style-name="P5">The clients that come to the supermarket and leave without buying anything are not taken into account.</text:p>
      <text:p text:style-name="P5">The probability for a client to avoid to use the automatic cashier station is about 25%.</text:p>
      <text:p text:style-name="P5"><text:soft-page-break/></text:p>
      <text:list xml:id="list160002862490073" text:continue-numbering="true" text:style-name="WWNum5">
        <text:list-item>
          <text:h text:style-name="P1" text:outline-level="1">Problem description.</text:h>
        </text:list-item>
      </text:list>
      <text:p text:style-name="P5">Describe the problem you want to solve using simulation. Be as clear and concise as possible.</text:p>
      <text:p text:style-name="P5"/>
      <text:list xml:id="list160003146403350" text:continue-numbering="true" text:style-name="WWNum5">
        <text:list-item>
          <text:list>
            <text:list-item>
              <text:h text:style-name="P2" text:outline-level="2">Hypotheses/Restrictions in the<text:span text:style-name="T5"> </text:span>model</text:h>
              <text:list>
                <text:list-item>
                  <text:h text:style-name="P3" text:outline-level="3">Structural Hypotheses, not dependent on the implementation.</text:h>
                </text:list-item>
                <text:list-item>
                  <text:h text:style-name="P3" text:outline-level="3">Simplifying Hypotheses, restrictions of the model.</text:h>
                </text:list-item>
              </text:list>
            </text:list-item>
          </text:list>
        </text:list-item>
      </text:list>
      <text:p text:style-name="P5"/>
      <text:p text:style-name="P5">As an example, one can define (SIM for simplification, STR for structural and DAT for data assumptions). On red the assumptions that are not yet validated, but will be used on the model execution.</text:p>
      <text:p text:style-name="P5"/>
      <text:p text:style-name="P5">SIM_01: <text:span text:style-name="T9">The day of the week (or time of year) will not be considered. </text:span></text:p>
      <text:p text:style-name="P5">SIM_02: <text:span text:style-name="T10">Lunch break for the cashiers will not be considered. </text:span></text:p>
      <text:p text:style-name="P5">SIM_03: <text:span text:style-name="T10">Change of shifts will not be considered. </text:span></text:p>
      <text:p text:style-name="P7">SIM_04: Assumed that the payment stations don’t break during the opening hours. </text:p>
      <text:p text:style-name="P9">SIM_05: The people that arrive and leave the store without buying anything are not taken into account. </text:p>
      <text:p text:style-name="P5"/>
      <text:p text:style-name="P5">STR_01: My supermarket owns 3 cashiers.</text:p>
      <text:p text:style-name="P5"/>
      <text:p text:style-name="P8"><text:span text:style-name="T6">DAT_01: The time for the cashier </text:span><text:span text:style-name="T7">to scan the items </text:span><text:span text:style-name="T6">is an exponential of 3 minutes.</text:span></text:p>
      <text:p text:style-name="P8"><text:span text:style-name="T6">DAT_0</text:span><text:span text:style-name="T8">2</text:span><text:span text:style-name="T6">: Th</text:span><text:span text:style-name="T8">e process of choosing items follows a uniform distribution from 4 to 10 minutes. </text:span></text:p>
      <text:p text:style-name="P8"><text:span text:style-name="T6"/></text:p>
      <text:list xml:id="list160003531967838" text:continue-numbering="true" text:style-name="WWNum5">
        <text:list-item>
          <text:h text:style-name="P1" text:outline-level="1">Model specification.</text:h>
        </text:list-item>
      </text:list>
      <text:p text:style-name="P5">Use Petri Nets and SDL.</text:p>
      <text:list xml:id="list160002515884968" text:continue-numbering="true" text:style-name="WWNum5">
        <text:list-item>
          <text:h text:style-name="P1" text:outline-level="1">Implementation.</text:h>
        </text:list-item>
      </text:list>
      <text:p text:style-name="P5"><text:span text:style-name="T11">The model is i</text:span>mplement<text:span text:style-name="T11">ed</text:span> using GPSS. </text:p>
      <text:list xml:id="list160002988608041" text:continue-numbering="true" text:style-name="WWNum5">
        <text:list-item>
          <text:list>
            <text:list-item>
              <text:h text:style-name="P2" text:outline-level="2">Data.<text:bookmark text:name="_GoBack"/></text:h>
            </text:list-item>
          </text:list>
        </text:list-item>
      </text:list>
      <text:p text:style-name="P5">Describe the data you are going to use in the simulation defining the connection mechanism of this data with the model.</text:p>
      <text:list xml:id="list160002046771883" text:continue-numbering="true" text:style-name="WWNum5">
        <text:list-item>
          <text:h text:style-name="P1" text:outline-level="1">Results /Conclusions.</text:h>
        </text:list-item>
      </text:list>
      <text:p text:style-name="P5">Be as concise as possible, describe the main conclusions of the analysis don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mbria" svg:font-family="Cambria" style:font-family-generic="roman" style:font-pitch="variable"/>
    <style:font-face style:name="Cambria Math" svg:font-family="'Cambria Math'"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 svg:font-family="Calibri" style:font-family-generic="system" style:font-pitch="variable"/>
    <style:font-face style:name="Cambria1" svg:font-family="Cambria" style:font-family-generic="system" style:font-pitch="variable"/>
    <style:font-face style:name="Cambria Math1" svg:font-family="'Cambria Math'" style:font-family-generic="system" style:font-pitch="variable"/>
    <style:font-face style:name="Courier New"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next-style-name="Standard" style:default-outline-level="" style:class="chapter">
      <style:paragraph-properties fo:margin-top="0in" fo:margin-bottom="0in" loext:contextual-spacing="true"/>
      <style:text-properties style:font-name="Cambria" fo:font-family="Cambria"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top="0in" fo:margin-bottom="0.111in" loext:contextual-spacing="false" fo:text-align="center" style:justify-single-word="false"/>
      <style:text-properties fo:color="#000000" fo:font-size="20pt" fo:letter-spacing="0.0102in" fo:language="ca" fo:country="ES" fo:font-style="italic" style:font-name-asian="F" style:font-family-generic-asian="system" style:font-pitch-asian="variable" style:font-size-asian="20pt" style:font-style-asian="italic"/>
    </style:style>
    <style:style style:name="Heading_20_1" style:display-name="Heading 1" style:family="paragraph" style:parent-style-name="Standard" style:default-outline-level="1" style:class="text">
      <style:paragraph-properties fo:margin-top="0.0835in" fo:margin-bottom="0.0835in" loext:contextual-spacing="false"/>
      <style:text-properties style:font-name="Georgia" fo:font-family="Georgia" style:font-family-generic="roman" style:font-pitch="variable" fo:font-size="14pt" fo:font-weight="bold" style:font-name-asian="Georgia1" style:font-family-asian="Georgia" style:font-family-generic-asian="system" style:font-pitch-asian="variable" style:font-size-asian="14pt" style:font-weight-asian="bold" style:font-size-complex="14pt" style:font-weight-complex="bold"/>
    </style:style>
    <style:style style:name="Heading_20_2" style:display-name="Heading 2" style:family="paragraph" style:parent-style-name="Standard" style:default-outline-level="2" style:class="text">
      <style:paragraph-properties fo:margin-top="0.0835in" fo:margin-bottom="0.0835in" loext:contextual-spacing="false"/>
      <style:text-properties style:font-name="Georgia" fo:font-family="Georgia" style:font-family-generic="roman" style:font-pitch="variable" fo:font-size="12pt" fo:font-weight="bold" style:font-name-asian="Georgia1" style:font-family-asian="Georgia" style:font-family-generic-asian="system" style:font-pitch-asian="variable" style:font-size-asian="12pt" style:font-weight-asian="bold" style:font-size-complex="12pt" style:font-weight-complex="bold"/>
    </style:style>
    <style:style style:name="List_20_Paragraph" style:display-name="List Paragraph" style:family="paragraph" style:parent-style-name="Standard" style:default-outline-level=""/>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style:font-name="Cambria" fo:font-family="Cambria"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MTDisplayEquation" style:family="paragraph" style:parent-style-name="Standard" style:next-style-name="Standard" style:default-outline-level="">
      <style:paragraph-properties fo:margin-top="0in" fo:margin-bottom="0.111in" loext:contextual-spacing="false" fo:line-height="106%" fo:orphans="2" fo:widows="2">
        <style:tab-stops>
          <style:tab-stop style:position="2.9445in" style:type="center"/>
          <style:tab-stop style:position="5.9028in" style:type="right"/>
        </style:tab-stops>
      </style:paragraph-properties>
      <style:text-properties fo:language="es" fo:country="ES"/>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8"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9"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0"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7T14:08:12.590946931</meta:creation-date>
    <dc:date>2022-02-27T14:43:43.844328714</dc:date>
    <meta:editing-duration>PT35M23S</meta:editing-duration>
    <meta:editing-cycles>19</meta:editing-cycles>
    <meta:generator>LibreOffice/6.4.7.2$Linux_X86_64 LibreOffice_project/40$Build-2</meta:generator>
    <meta:document-statistic meta:table-count="0" meta:image-count="0" meta:object-count="0" meta:page-count="2" meta:paragraph-count="46" meta:word-count="694" meta:character-count="4065" meta:non-whitespace-character-count="3420"/>
  </office:meta>
</office:document-meta>
</file>